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quí te dejo un desinstalador completo que limpia todo el sistema:</text:p>
      <text:p text:style-name="Standard"/>
      <text:p text:style-name="Standard">## Script de Desinstalación (`uninstall.sh`)</text:p>
      <text:p text:style-name="Standard"/>
      <text:p text:style-name="Standard">```bash</text:p>
      <text:p text:style-name="Standard">#!/bin/bash</text:p>
      <text:p text:style-name="Standard"/>
      <text:p text:style-name="Standard"># ============================================</text:p>
      <text:p text:style-name="Standard"># Script de Desinstalación - Print Agent</text:p>
      <text:p text:style-name="Standard"># ============================================</text:p>
      <text:p text:style-name="Standard"/>
      <text:p text:style-name="Standard">set -e</text:p>
      <text:p text:style-name="Standard"/>
      <text:p text:style-name="Standard"># Colores para output</text:p>
      <text:p text:style-name="Standard">RED='\033[0;31m'</text:p>
      <text:p text:style-name="Standard">GREEN='\033[0;32m'</text:p>
      <text:p text:style-name="Standard">YELLOW='\033[1;33m'</text:p>
      <text:p text:style-name="Standard">BLUE='\033[0;34m'</text:p>
      <text:p text:style-name="Standard">NC='\033[0m' # No Color</text:p>
      <text:p text:style-name="Standard"/>
      <text:p text:style-name="Standard"><text:soft-page-break/># Variables</text:p>
      <text:p text:style-name="Standard">INSTALL_DIR="/opt/print-agent"</text:p>
      <text:p text:style-name="Standard">SERVICE_NAME="print-agent"</text:p>
      <text:p text:style-name="Standard">SERVICE_USER="printagent"</text:p>
      <text:p text:style-name="Standard">CONFIG_BACKUP_DIR="/root/print-agent-backup-$(date +%Y%m%d_%H%M%S)"</text:p>
      <text:p text:style-name="Standard"/>
      <text:p text:style-name="Standard"># Función para mostrar ayuda</text:p>
      <text:p text:style-name="Standard">show_help() {</text:p>
      <text:p text:style-name="Standard"><text:s text:c="4"/>echo "Uso: sudo bash uninstall.sh [OPCIÓN]"</text:p>
      <text:p text:style-name="Standard"><text:s text:c="4"/>echo ""</text:p>
      <text:p text:style-name="Standard"><text:s text:c="4"/>echo "Opciones:"</text:p>
      <text:p text:style-name="Standard"><text:s text:c="4"/>echo " <text:s/>-h, --help <text:s text:c="9"/>Muestra esta ayuda"</text:p>
      <text:p text:style-name="Standard"><text:s text:c="4"/>echo " <text:s/>-f, --full <text:s text:c="9"/>Desinstalación completa (elimina TODO incluyendo config)"</text:p>
      <text:p text:style-name="Standard"><text:s text:c="4"/>echo " <text:s/>-k, --keep-config <text:s text:c="2"/>Desinstala pero conserva la configuración (por defecto)"</text:p>
      <text:p text:style-name="Standard"><text:s text:c="4"/>echo " <text:s/>-p, --purge <text:s text:c="8"/>Igual que --full, elimina todo rastro"</text:p>
      <text:p text:style-name="Standard"><text:s text:c="4"/>echo ""</text:p>
      <text:p text:style-name="Standard"><text:s text:c="4"/>echo "Ejemplos:"</text:p>
      <text:p text:style-name="Standard"><text:s text:c="4"/>echo " <text:s/>sudo bash uninstall.sh <text:s text:c="10"/># Desinstala conservando config"</text:p>
      <text:p text:style-name="Standard"><text:s text:c="4"/>echo " <text:s/>sudo bash uninstall.sh --full <text:s text:c="3"/># Desinstalación completa total"</text:p>
      <text:p text:style-name="Standard"><text:s text:c="4"/>echo " <text:s/>sudo bash uninstall.sh --purge <text:s text:c="2"/># Elimina absolutamente todo"</text:p>
      <text:p text:style-name="Standard">}</text:p>
      <text:p text:style-name="Standard"><text:soft-page-break/></text:p>
      <text:p text:style-name="Standard"># Parsear argumentos</text:p>
      <text:p text:style-name="Standard">MODE="keep-config"</text:p>
      <text:p text:style-name="Standard"/>
      <text:p text:style-name="Standard">while [[ $# -gt 0 ]]; do</text:p>
      <text:p text:style-name="Standard"><text:s text:c="4"/>case $1 in</text:p>
      <text:p text:style-name="Standard"><text:s text:c="8"/>-h|--help)</text:p>
      <text:p text:style-name="Standard"><text:s text:c="12"/>show_help</text:p>
      <text:p text:style-name="Standard"><text:s text:c="12"/>exit 0</text:p>
      <text:p text:style-name="Standard"><text:s text:c="12"/>;;</text:p>
      <text:p text:style-name="Standard"><text:s text:c="8"/>-f|--full|-p|--purge)</text:p>
      <text:p text:style-name="Standard"><text:s text:c="12"/>MODE="full"</text:p>
      <text:p text:style-name="Standard"><text:s text:c="12"/>shift</text:p>
      <text:p text:style-name="Standard"><text:s text:c="12"/>;;</text:p>
      <text:p text:style-name="Standard"><text:s text:c="8"/>-k|--keep-config)</text:p>
      <text:p text:style-name="Standard"><text:s text:c="12"/>MODE="keep-config"</text:p>
      <text:p text:style-name="Standard"><text:s text:c="12"/>shift</text:p>
      <text:p text:style-name="Standard"><text:s text:c="12"/>;;</text:p>
      <text:p text:style-name="Standard"><text:s text:c="8"/>*)</text:p>
      <text:p text:style-name="Standard"><text:s text:c="12"/>echo -e "${RED}Opción desconocida: $1${NC}"</text:p>
      <text:p text:style-name="Standard"><text:s text:c="12"/>show_help</text:p>
      <text:p text:style-name="Standard"><text:soft-page-break/><text:s text:c="12"/>exit 1</text:p>
      <text:p text:style-name="Standard"><text:s text:c="12"/>;;</text:p>
      <text:p text:style-name="Standard"><text:s text:c="4"/>esac</text:p>
      <text:p text:style-name="Standard">done</text:p>
      <text:p text:style-name="Standard"/>
      <text:p text:style-name="Standard">echo -e "${GREEN}========================================${NC}"</text:p>
      <text:p text:style-name="Standard">echo -e "${GREEN} <text:s/>Desinstalador de Print Agent <text:s text:c="8"/>${NC}"</text:p>
      <text:p text:style-name="Standard">echo -e "${GREEN}========================================${NC}"</text:p>
      <text:p text:style-name="Standard">echo ""</text:p>
      <text:p text:style-name="Standard"/>
      <text:p text:style-name="Standard"># Verificar que se ejecuta como root</text:p>
      <text:p text:style-name="Standard">if [ "$EUID" -ne 0 ]; then</text:p>
      <text:p text:style-name="Standard"><text:s text:c="4"/>echo -e "${RED}Error: Este script debe ejecutarse como root${NC}"</text:p>
      <text:p text:style-name="Standard"><text:s text:c="4"/>echo "Uso: sudo bash uninstall.sh"</text:p>
      <text:p text:style-name="Standard"><text:s text:c="4"/>exit 1</text:p>
      <text:p text:style-name="Standard">fi</text:p>
      <text:p text:style-name="Standard"/>
      <text:p text:style-name="Standard"># Confirmación del usuario</text:p>
      <text:p text:style-name="Standard">echo -e "${YELLOW}⚠️ <text:s/>ATENCIÓN: Esto detendrá y eliminará el servicio Print Agent${NC}"</text:p>
      <text:p text:style-name="Standard">if [ "$MODE" == "full" ]; then</text:p>
      <text:p text:style-name="Standard"><text:s text:c="4"/>echo -e "${RED}🔴 MODO COMPLETO: Se eliminará TODO incluyendo configuraciones${NC}"</text:p>
      <text:p text:style-name="Standard"><text:soft-page-break/>else</text:p>
      <text:p text:style-name="Standard"><text:s text:c="4"/>echo -e "${BLUE}🔵 MODO ESTÁNDAR: Se conservará la configuración en: $CONFIG_BACKUP_DIR${NC}"</text:p>
      <text:p text:style-name="Standard">fi</text:p>
      <text:p text:style-name="Standard">echo ""</text:p>
      <text:p text:style-name="Standard">read -p "¿Estás seguro? Escribe 'SI' para continuar: " CONFIRM</text:p>
      <text:p text:style-name="Standard"/>
      <text:p text:style-name="Standard">if [ "$CONFIRM" != "SI" ]; then</text:p>
      <text:p text:style-name="Standard"><text:s text:c="4"/>echo -e "${YELLOW}Operación cancelada por el usuario${NC}"</text:p>
      <text:p text:style-name="Standard"><text:s text:c="4"/>exit 0</text:p>
      <text:p text:style-name="Standard">fi</text:p>
      <text:p text:style-name="Standard"/>
      <text:p text:style-name="Standard">echo ""</text:p>
      <text:p text:style-name="Standard">echo -e "${YELLOW}[1/7] Deteniendo servicio...${NC}"</text:p>
      <text:p text:style-name="Standard"/>
      <text:p text:style-name="Standard"># Detener y deshabilitar el servicio</text:p>
      <text:p text:style-name="Standard">if systemctl is-active --quiet "$SERVICE_NAME" 2&gt;/dev/null; then</text:p>
      <text:p text:style-name="Standard"><text:s text:c="4"/>systemctl stop "$SERVICE_NAME"</text:p>
      <text:p text:style-name="Standard"><text:s text:c="4"/>echo "✓ Servicio detenido"</text:p>
      <text:p text:style-name="Standard">else</text:p>
      <text:p text:style-name="Standard"><text:s text:c="4"/>echo "ℹ️ <text:s/>El servicio no estaba en ejecución"</text:p>
      <text:p text:style-name="Standard">fi</text:p>
      <text:p text:style-name="Standard"><text:soft-page-break/></text:p>
      <text:p text:style-name="Standard">if systemctl is-enabled --quiet "$SERVICE_NAME" 2&gt;/dev/null; then</text:p>
      <text:p text:style-name="Standard"><text:s text:c="4"/>systemctl disable "$SERVICE_NAME"</text:p>
      <text:p text:style-name="Standard"><text:s text:c="4"/>echo "✓ Servicio deshabilitado"</text:p>
      <text:p text:style-name="Standard">else</text:p>
      <text:p text:style-name="Standard"><text:s text:c="4"/>echo "ℹ️ <text:s/>El servicio no estaba habilitado"</text:p>
      <text:p text:style-name="Standard">fi</text:p>
      <text:p text:style-name="Standard"/>
      <text:p text:style-name="Standard">echo -e "${YELLOW}[2/7] Eliminando archivos de servicio systemd...${NC}"</text:p>
      <text:p text:style-name="Standard"/>
      <text:p text:style-name="Standard"># Eliminar archivo de servicio</text:p>
      <text:p text:style-name="Standard">if [ -f "/etc/systemd/system/${SERVICE_NAME}.service" ]; then</text:p>
      <text:p text:style-name="Standard"><text:s text:c="4"/>rm -f "/etc/systemd/system/${SERVICE_NAME}.service"</text:p>
      <text:p text:style-name="Standard"><text:s text:c="4"/>echo "✓ Archivo de servicio eliminado"</text:p>
      <text:p text:style-name="Standard">fi</text:p>
      <text:p text:style-name="Standard"/>
      <text:p text:style-name="Standard"># Recargar systemd</text:p>
      <text:p text:style-name="Standard">systemctl daemon-reload</text:p>
      <text:p text:style-name="Standard">systemctl reset-failed 2&gt;/dev/null || true</text:p>
      <text:p text:style-name="Standard">echo "✓ systemd recargado"</text:p>
      <text:p text:style-name="Standard"/>
      <text:p text:style-name="Standard"><text:soft-page-break/>echo -e "${YELLOW}[3/7] Gestionando archivos de instalación...${NC}"</text:p>
      <text:p text:style-name="Standard"/>
      <text:p text:style-name="Standard">if [ -d "$INSTALL_DIR" ]; then</text:p>
      <text:p text:style-name="Standard"><text:s text:c="4"/>if [ "$MODE" == "keep-config" ]; then</text:p>
      <text:p text:style-name="Standard"><text:s text:c="8"/># Modo estándar: hacer backup de la configuración</text:p>
      <text:p text:style-name="Standard"><text:s text:c="8"/>echo "📦 Haciendo backup de la configuración..."</text:p>
      <text:p text:style-name="Standard"><text:s text:c="8"/>mkdir -p "$CONFIG_BACKUP_DIR"</text:p>
      <text:p text:style-name="Standard"><text:s text:c="8"/></text:p>
      <text:p text:style-name="Standard"><text:s text:c="8"/>if [ -d "$INSTALL_DIR/config" ]; then</text:p>
      <text:p text:style-name="Standard"><text:s text:c="12"/>cp -r "$INSTALL_DIR/config" "$CONFIG_BACKUP_DIR/"</text:p>
      <text:p text:style-name="Standard"><text:s text:c="12"/>echo "✓ Configuración respaldada en: $CONFIG_BACKUP_DIR/config"</text:p>
      <text:p text:style-name="Standard"><text:s text:c="8"/>fi</text:p>
      <text:p text:style-name="Standard"><text:s text:c="8"/></text:p>
      <text:p text:style-name="Standard"><text:s text:c="8"/># Guardar también un resumen</text:p>
      <text:p text:style-name="Standard"><text:s text:c="8"/>cat &gt; "$CONFIG_BACKUP_DIR/README.txt" &lt;&lt; EOF</text:p>
      <text:p text:style-name="Standard">Backup de Print Agent</text:p>
      <text:p text:style-name="Standard">Fecha: $(date)</text:p>
      <text:p text:style-name="Standard">Origen: $INSTALL_DIR</text:p>
      <text:p text:style-name="Standard"/>
      <text:p text:style-name="Standard">Archivos respaldados:</text:p>
      <text:p text:style-name="Standard">- config/: Configuración del servicio</text:p>
      <text:p text:style-name="Standard"><text:soft-page-break/></text:p>
      <text:p text:style-name="Standard">Para restaurar:</text:p>
      <text:p text:style-name="Standard">sudo mkdir -p $INSTALL_DIR/config</text:p>
      <text:p text:style-name="Standard">sudo cp -r $CONFIG_BACKUP_DIR/config/* $INSTALL_DIR/config/</text:p>
      <text:p text:style-name="Standard">EOF</text:p>
      <text:p text:style-name="Standard"><text:s text:c="4"/>fi</text:p>
      <text:p text:style-name="Standard"><text:s text:c="4"/></text:p>
      <text:p text:style-name="Standard"><text:s text:c="4"/># Eliminar directorio de instalación</text:p>
      <text:p text:style-name="Standard"><text:s text:c="4"/>rm -rf "$INSTALL_DIR"</text:p>
      <text:p text:style-name="Standard"><text:s text:c="4"/>echo "✓ Directorio $INSTALL_DIR eliminado"</text:p>
      <text:p text:style-name="Standard">else</text:p>
      <text:p text:style-name="Standard"><text:s text:c="4"/>echo "ℹ️ <text:s/>El directorio $INSTALL_DIR no existe"</text:p>
      <text:p text:style-name="Standard">fi</text:p>
      <text:p text:style-name="Standard"/>
      <text:p text:style-name="Standard">echo -e "${YELLOW}[4/7] Eliminando usuario del servicio...${NC}"</text:p>
      <text:p text:style-name="Standard"/>
      <text:p text:style-name="Standard">if id "$SERVICE_USER" &amp;&gt;/dev/null; then</text:p>
      <text:p text:style-name="Standard"><text:s text:c="4"/># Matar procesos del usuario si quedan</text:p>
      <text:p text:style-name="Standard"><text:s text:c="4"/>pkill -u "$SERVICE_USER" 2&gt;/dev/null || true</text:p>
      <text:p text:style-name="Standard"><text:s text:c="4"/></text:p>
      <text:p text:style-name="Standard"><text:s text:c="4"/># Eliminar usuario</text:p>
      <text:p text:style-name="Standard"><text:soft-page-break/><text:s text:c="4"/>userdel "$SERVICE_USER" 2&gt;/dev/null || userdel -r "$SERVICE_USER" 2&gt;/dev/null || true</text:p>
      <text:p text:style-name="Standard"><text:s text:c="4"/>echo "✓ Usuario $SERVICE_USER eliminado"</text:p>
      <text:p text:style-name="Standard">else</text:p>
      <text:p text:style-name="Standard"><text:s text:c="4"/>echo "ℹ️ <text:s/>El usuario $SERVICE_USER no existe"</text:p>
      <text:p text:style-name="Standard">fi</text:p>
      <text:p text:style-name="Standard"/>
      <text:p text:style-name="Standard">echo -e "${YELLOW}[5/7] Limpiando logs y caché...${NC}"</text:p>
      <text:p text:style-name="Standard"/>
      <text:p text:style-name="Standard"># Limpiar logs de journalctl</text:p>
      <text:p text:style-name="Standard">journalctl --rotate 2&gt;/dev/null || true</text:p>
      <text:p text:style-name="Standard">journalctl --vacuum-time=1s --unit="$SERVICE_NAME" 2&gt;/dev/null || true</text:p>
      <text:p text:style-name="Standard">echo "✓ Logs del servicio limpiados"</text:p>
      <text:p text:style-name="Standard"/>
      <text:p text:style-name="Standard"># Limpiar logs antiguos si existen</text:p>
      <text:p text:style-name="Standard">if [ -d "/var/log/print-agent" ]; then</text:p>
      <text:p text:style-name="Standard"><text:s text:c="4"/>rm -rf "/var/log/print-agent"</text:p>
      <text:p text:style-name="Standard"><text:s text:c="4"/>echo "✓ Logs antiguos eliminados"</text:p>
      <text:p text:style-name="Standard">fi</text:p>
      <text:p text:style-name="Standard"/>
      <text:p text:style-name="Standard">echo -e "${YELLOW}[6/7] Verificando procesos residuales...${NC}"</text:p>
      <text:p text:style-name="Standard"/>
      <text:p text:style-name="Standard"><text:soft-page-break/># Matar cualquier proceso Python relacionado con print_agent</text:p>
      <text:p text:style-name="Standard">PIDS=$(pgrep -f "print_agent.py" 2&gt;/dev/null || true)</text:p>
      <text:p text:style-name="Standard">if [ -n "$PIDS" ]; then</text:p>
      <text:p text:style-name="Standard"><text:s text:c="4"/>echo "⚠️ <text:s/>Encontrados procesos residuales, terminando..."</text:p>
      <text:p text:style-name="Standard"><text:s text:c="4"/>kill -9 $PIDS 2&gt;/dev/null || true</text:p>
      <text:p text:style-name="Standard"><text:s text:c="4"/>echo "✓ Procesos terminados"</text:p>
      <text:p text:style-name="Standard">else</text:p>
      <text:p text:style-name="Standard"><text:s text:c="4"/>echo "✓ No hay procesos residuales"</text:p>
      <text:p text:style-name="Standard">fi</text:p>
      <text:p text:style-name="Standard"/>
      <text:p text:style-name="Standard">echo -e "${YELLOW}[7/7] Verificación final...${NC}"</text:p>
      <text:p text:style-name="Standard"/>
      <text:p text:style-name="Standard"># Verificar que todo se eliminó</text:p>
      <text:p text:style-name="Standard">ERRORS=0</text:p>
      <text:p text:style-name="Standard"/>
      <text:p text:style-name="Standard">if [ -d "$INSTALL_DIR" ]; then</text:p>
      <text:p text:style-name="Standard"><text:s text:c="4"/>echo -e "${RED}✗ $INSTALL_DIR aún existe${NC}"</text:p>
      <text:p text:style-name="Standard"><text:s text:c="4"/>ERRORS=$((ERRORS + 1))</text:p>
      <text:p text:style-name="Standard">else</text:p>
      <text:p text:style-name="Standard"><text:s text:c="4"/>echo -e "${GREEN}✓ $INSTALL_DIR eliminado${NC}"</text:p>
      <text:p text:style-name="Standard">fi</text:p>
      <text:p text:style-name="Standard"><text:soft-page-break/></text:p>
      <text:p text:style-name="Standard">if [ -f "/etc/systemd/system/${SERVICE_NAME}.service" ]; then</text:p>
      <text:p text:style-name="Standard"><text:s text:c="4"/>echo -e "${RED}✗ Archivo de servicio aún existe${NC}"</text:p>
      <text:p text:style-name="Standard"><text:s text:c="4"/>ERRORS=$((ERRORS + 1))</text:p>
      <text:p text:style-name="Standard">else</text:p>
      <text:p text:style-name="Standard"><text:s text:c="4"/>echo -e "${GREEN}✓ Archivo de servicio eliminado${NC}"</text:p>
      <text:p text:style-name="Standard">fi</text:p>
      <text:p text:style-name="Standard"/>
      <text:p text:style-name="Standard">if id "$SERVICE_USER" &amp;&gt;/dev/null; then</text:p>
      <text:p text:style-name="Standard"><text:s text:c="4"/>echo -e "${RED}✗ Usuario $SERVICE_USER aún existe${NC}"</text:p>
      <text:p text:style-name="Standard"><text:s text:c="4"/>ERRORS=$((ERRORS + 1))</text:p>
      <text:p text:style-name="Standard">else</text:p>
      <text:p text:style-name="Standard"><text:s text:c="4"/>echo -e "${GREEN}✓ Usuario eliminado${NC}"</text:p>
      <text:p text:style-name="Standard">fi</text:p>
      <text:p text:style-name="Standard"/>
      <text:p text:style-name="Standard">echo ""</text:p>
      <text:p text:style-name="Standard">echo -e "${GREEN}========================================${NC}"</text:p>
      <text:p text:style-name="Standard">echo -e "${GREEN} <text:s/>Desinstalación completada! <text:s text:c="11"/>${NC}"</text:p>
      <text:p text:style-name="Standard">echo -e "${GREEN}========================================${NC}"</text:p>
      <text:p text:style-name="Standard">echo ""</text:p>
      <text:p text:style-name="Standard"/>
      <text:p text:style-name="Standard"><text:soft-page-break/>if [ "$MODE" == "keep-config" ]; then</text:p>
      <text:p text:style-name="Standard"><text:s text:c="4"/>echo -e "📦 ${BLUE}Configuración respaldada en:${NC}"</text:p>
      <text:p text:style-name="Standard"><text:s text:c="4"/>echo -e " <text:s text:c="2"/>${YELLOW}$CONFIG_BACKUP_DIR${NC}"</text:p>
      <text:p text:style-name="Standard"><text:s text:c="4"/>echo ""</text:p>
      <text:p text:style-name="Standard"><text:s text:c="4"/>echo "Para eliminar también el backup:"</text:p>
      <text:p text:style-name="Standard"><text:s text:c="4"/>echo -e " <text:s text:c="2"/>${YELLOW}sudo rm -rf $CONFIG_BACKUP_DIR${NC}"</text:p>
      <text:p text:style-name="Standard">else</text:p>
      <text:p text:style-name="Standard"><text:s text:c="4"/>echo -e "🔴 ${RED}Modo completo: Todos los datos han sido eliminados${NC}"</text:p>
      <text:p text:style-name="Standard">fi</text:p>
      <text:p text:style-name="Standard"/>
      <text:p text:style-name="Standard">echo ""</text:p>
      <text:p text:style-name="Standard">echo "Resumen de acciones realizadas:"</text:p>
      <text:p text:style-name="Standard">echo " <text:s/>✓ Servicio detenido y deshabilitado"</text:p>
      <text:p text:style-name="Standard">echo " <text:s/>✓ Archivos de instalación eliminados"</text:p>
      <text:p text:style-name="Standard">echo " <text:s/>✓ Usuario del servicio eliminado"</text:p>
      <text:p text:style-name="Standard">echo " <text:s/>✓ Logs limpiados"</text:p>
      <text:p text:style-name="Standard">echo " <text:s/>✓ Procesos terminados"</text:p>
      <text:p text:style-name="Standard"/>
      <text:p text:style-name="Standard">if [ $ERRORS -gt 0 ]; then</text:p>
      <text:p text:style-name="Standard"><text:s text:c="4"/>echo ""</text:p>
      <text:p text:style-name="Standard"><text:s text:c="4"/>echo -e "${YELLOW}⚠️ <text:s/>Advertencia: $ERRORS elemento(s) no pudieron ser eliminados${NC}"</text:p>
      <text:p text:style-name="Standard"><text:soft-page-break/><text:s text:c="4"/>echo "Puede que necesites eliminarlos manualmente"</text:p>
      <text:p text:style-name="Standard"><text:s text:c="4"/>exit 1</text:p>
      <text:p text:style-name="Standard">else</text:p>
      <text:p text:style-name="Standard"><text:s text:c="4"/>echo ""</text:p>
      <text:p text:style-name="Standard"><text:s text:c="4"/>echo -e "${GREEN}✅ Limpieza completa exitosa${NC}"</text:p>
      <text:p text:style-name="Standard"><text:s text:c="4"/>exit 0</text:p>
      <text:p text:style-name="Standard">fi</text:p>
      <text:p text:style-name="Standard">```</text:p>
      <text:p text:style-name="Standard"/>
      <text:p text:style-name="Standard">## Script de Desinstalación Rápida (One-liner)</text:p>
      <text:p text:style-name="Standard"/>
      <text:p text:style-name="Standard">Si prefieres algo más simple para pruebas rápidas:</text:p>
      <text:p text:style-name="Standard"/>
      <text:p text:style-name="Standard">```bash</text:p>
      <text:p text:style-name="Standard">#!/bin/bash</text:p>
      <text:p text:style-name="Standard"># uninstall-quick.sh - Versión rápida sin confirmaciones (¡Cuidado!)</text:p>
      <text:p text:style-name="Standard"/>
      <text:p text:style-name="Standard">if [ "$EUID" -ne 0 ]; then echo "Necesitas ser root"; exit 1; fi</text:p>
      <text:p text:style-name="Standard"/>
      <text:p text:style-name="Standard">echo "Desinstalando Print Agent..."</text:p>
      <text:p text:style-name="Standard"/>
      <text:p text:style-name="Standard"><text:soft-page-break/># Detener y eliminar servicio</text:p>
      <text:p text:style-name="Standard">systemctl stop print-agent 2&gt;/dev/null || true</text:p>
      <text:p text:style-name="Standard">systemctl disable print-agent 2&gt;/dev/null || true</text:p>
      <text:p text:style-name="Standard">rm -f /etc/systemd/system/print-agent.service</text:p>
      <text:p text:style-name="Standard">systemctl daemon-reload</text:p>
      <text:p text:style-name="Standard"/>
      <text:p text:style-name="Standard"># Backup rápido de config</text:p>
      <text:p text:style-name="Standard">mkdir -p /root/print-agent-backup-quick 2&gt;/dev/null || true</text:p>
      <text:p text:style-name="Standard">cp -r /opt/print-agent/config /root/print-agent-backup-quick/ 2&gt;/dev/null || true</text:p>
      <text:p text:style-name="Standard"/>
      <text:p text:style-name="Standard"># Eliminar todo</text:p>
      <text:p text:style-name="Standard">rm -rf /opt/print-agent</text:p>
      <text:p text:style-name="Standard">userdel printagent 2&gt;/dev/null || true</text:p>
      <text:p text:style-name="Standard">pkill -f print_agent.py 2&gt;/dev/null || true</text:p>
      <text:p text:style-name="Standard"/>
      <text:p text:style-name="Standard">echo "✓ Desinstalado. Config backup: /root/print-agent-backup-quick/"</text:p>
      <text:p text:style-name="Standard">```</text:p>
      <text:p text:style-name="Standard"/>
      <text:p text:style-name="Standard">## Uso</text:p>
      <text:p text:style-name="Standard"/>
      <text:p text:style-name="Standard">```bash</text:p>
      <text:p text:style-name="Standard"><text:soft-page-break/># Guardar el script</text:p>
      <text:p text:style-name="Standard">sudo nano uninstall.sh</text:p>
      <text:p text:style-name="Standard"># (pegar contenido y guardar)</text:p>
      <text:p text:style-name="Standard"/>
      <text:p text:style-name="Standard"># Dar permisos</text:p>
      <text:p text:style-name="Standard">chmod +x uninstall.sh</text:p>
      <text:p text:style-name="Standard"/>
      <text:p text:style-name="Standard"># Desinstalar conservando configuración (por defecto)</text:p>
      <text:p text:style-name="Standard">sudo bash uninstall.sh</text:p>
      <text:p text:style-name="Standard"/>
      <text:p text:style-name="Standard"># Desinstalación completa eliminando TODO</text:p>
      <text:p text:style-name="Standard">sudo bash uninstall.sh --full</text:p>
      <text:p text:style-name="Standard"># o</text:p>
      <text:p text:style-name="Standard">sudo bash uninstall.sh --purge</text:p>
      <text:p text:style-name="Standard"/>
      <text:p text:style-name="Standard"># Ver ayuda</text:p>
      <text:p text:style-name="Standard">sudo bash uninstall.sh --help</text:p>
      <text:p text:style-name="Standard">```</text:p>
      <text:p text:style-name="Standard"/>
      <text:p text:style-name="Standard">## Qué hace cada modo</text:p>
      <text:p text:style-name="Standard"/>
      <text:p text:style-name="Standard"><text:soft-page-break/>| Modo | Descripción | Uso recomendado |</text:p>
      <text:p text:style-name="Standard">|------|-------------|-----------------|</text:p>
      <text:p text:style-name="Standard">| `--keep-config` (default) | Elimina el servicio pero guarda config en `/root/print-agent-backup-*/` | Producción, para reinstalar después |</text:p>
      <text:p text:style-name="Standard">| `--full` / `--purge` | Elimina absolutamente todo sin backup | Limpieza total, entornos de prueba |</text:p>
      <text:p text:style-name="Standard"/>
      <text:p text:style-name="Standard">## Verificación post-desinstalación</text:p>
      <text:p text:style-name="Standard"/>
      <text:p text:style-name="Standard">```bash</text:p>
      <text:p text:style-name="Standard"># Verificar que no quedan rastros</text:p>
      <text:p text:style-name="Standard">sudo systemctl status print-agent 2&gt;&amp;1 | grep "not found" &amp;&amp; echo "✓ Servicio eliminado"</text:p>
      <text:p text:style-name="Standard">test -d /opt/print-agent &amp;&amp; echo "✗ Directorio existe" || echo "✓ Directorio eliminado"</text:p>
      <text:p text:style-name="Standard">id printagent 2&gt;/dev/null &amp;&amp; echo "✗ Usuario existe" || echo "✓ Usuario eliminado"</text:p>
      <text:p text:style-name="Standard">ps aux | grep -v grep | grep print_agent &amp;&amp; echo "✗ Proceso activo" || echo "✓ No hay procesos"</text:p>
      <text:p text:style-name="Standard">``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6" meta:paragraph-count="270" meta:word-count="1195" meta:character-count="9140" meta:non-whitespace-character-count="7581"/>
    <meta:generator>LibreOfficeDev/6.0.5.2$Linux_X86_64 LibreOffice_project/</meta:generator>
  </office:meta>
</office:document-meta>
</file>